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962cm" table:align="right"/>
    </style:style>
    <style:style style:name="Таблица1.A" style:family="table-column">
      <style:table-column-properties style:column-width="7.408cm"/>
    </style:style>
    <style:style style:name="Таблица1.B" style:family="table-column">
      <style:table-column-properties style:column-width="9.553cm"/>
    </style:style>
    <style:style style:name="Таблица1.A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70" style:family="table-row">
      <style:table-row-properties style:min-row-height="9.74cm"/>
    </style:style>
    <style:style style:name="Таблица1.72" style:family="table-row">
      <style:table-row-properties style:min-row-height="8.484cm"/>
    </style:style>
    <style:style style:name="Таблица1.99" style:family="table-row">
      <style:table-row-properties style:min-row-height="3.201cm"/>
    </style:style>
    <style:style style:name="Таблица1.109" style:family="table-row">
      <style:table-row-properties style:min-row-height="6.477cm"/>
    </style:style>
    <style:style style:name="Таблица1.111" style:family="table-row">
      <style:table-row-properties style:min-row-height="0.102cm"/>
    </style:style>
    <style:style style:name="Таблица1.131" style:family="table-row">
      <style:table-row-properties style:min-row-height="2.734cm"/>
    </style:style>
    <style:style style:name="Таблица1.132" style:family="table-row">
      <style:table-row-properties style:min-row-height="0.106cm"/>
    </style:style>
    <style:style style:name="P1" style:family="paragraph" style:parent-style-name="Table_20_Contents">
      <style:text-properties fo:color="#000000"/>
    </style:style>
    <style:style style:name="P2" style:family="paragraph" style:parent-style-name="Table_20_Contents">
      <style:paragraph-properties fo:text-align="center" style:justify-single-word="false"/>
      <style:text-properties fo:color="#000000" fo:font-size="15pt" fo:language="en" fo:country="US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fo:font-size="15pt" fo:language="ru" fo:country="RU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fo:font-size="15pt" fo:font-weight="bold" style:font-size-asian="15pt" style:font-weight-asian="bold" style:font-size-complex="15pt" style:font-weight-complex="bold"/>
    </style:style>
    <style:style style:name="P5" style:family="paragraph" style:parent-style-name="Table_20_Contents"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text-properties fo:color="#000000" style:font-name="Times New Roman" fo:font-size="12pt" style:font-size-asian="12pt" style:font-size-complex="12pt"/>
    </style:style>
    <style:style style:name="P7" style:family="paragraph" style:parent-style-name="Table_20_Contents"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fo:color="#000000" style:font-name="Times New Roman" fo:font-size="12pt" fo:language="ru" fo:country="RU" style:font-size-asian="12pt" style:font-size-complex="12pt"/>
    </style:style>
    <style:style style:name="P9" style:family="paragraph" style:parent-style-name="Table_20_Contents">
      <style:text-properties fo:color="#000000" style:font-name="Times New Roman" fo:font-size="11pt" fo:font-style="italic" style:font-size-asian="11pt" style:font-style-asian="italic" style:font-size-complex="11pt" style:font-style-complex="italic"/>
    </style:style>
    <style:style style:name="P10" style:family="paragraph" style:parent-style-name="Table_20_Contents">
      <style:text-properties fo:color="#000000" fo:language="ru" fo:country="RU"/>
    </style:style>
    <style:style style:name="P11" style:family="paragraph" style:parent-style-name="Table_20_Contents">
      <style:paragraph-properties fo:text-align="start" style:justify-single-word="false"/>
      <style:text-properties fo:color="#000000" fo:language="ru" fo:country="RU"/>
    </style:style>
    <style:style style:name="P12" style:family="paragraph" style:parent-style-name="Table_20_Contents">
      <style:text-properties fo:color="#000000" fo:language="ru" fo:country="RU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fo:language="ru" fo:country="RU"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fo:language="ru" fo:country="RU" fo:font-weight="normal" style:font-weight-asian="normal" style:font-weight-complex="normal"/>
    </style:style>
    <style:style style:name="P15" style:family="paragraph" style:parent-style-name="Table_20_Contents">
      <style:text-properties fo:color="#000000" fo:language="ru" fo:country="RU" fo:font-style="normal" style:font-style-asian="normal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fo:color="#000000" fo:font-size="12pt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fo:font-size="12pt" fo:language="ru" fo:country="RU" fo:font-weight="normal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/>
    </style:style>
    <style:style style:name="P23" style:family="paragraph" style:parent-style-name="Table_20_Contents">
      <style:paragraph-properties fo:text-align="start" style:justify-single-word="false"/>
      <style:text-properties fo:color="#000000" fo:font-size="7pt" fo:language="ru" fo:country="RU" style:font-size-asian="7pt" style:font-size-complex="7pt"/>
    </style:style>
    <style:style style:name="P24" style:family="paragraph" style:parent-style-name="Table_20_Contents">
      <style:text-properties fo:color="#000000"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26" style:family="paragraph" style:parent-style-name="Table_20_Contents">
      <style:text-properties fo:color="#000000" fo:font-style="normal" style:font-style-asian="normal" style:font-style-complex="normal"/>
    </style:style>
    <style:style style:name="P27" style:family="paragraph" style:parent-style-name="Table_20_Contents">
      <style:text-properties fo:color="#000000" fo:language="en" fo:country="US"/>
    </style:style>
    <style:style style:name="P28" style:family="paragraph" style:parent-style-name="Table_20_Contents">
      <style:text-properties fo:color="#000000" fo:language="en" fo:country="US" fo:font-weight="bold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000000" fo:language="en" fo:country="US" fo:font-weight="bold" style:font-weight-asian="bold" style:font-weight-complex="bold"/>
    </style:style>
    <style:style style:name="P30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/>
    </style:style>
    <style:style style:name="P31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P33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2pt" style:font-size-asian="12pt" style:font-size-complex="12pt"/>
    </style:style>
    <style:style style:name="P34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Times New Roman" fo:font-size="12pt" style:font-size-asian="12pt" style:font-size-complex="12pt"/>
    </style:style>
    <style:style style:name="P35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36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P38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40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P41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Preformatted_20_Text">
      <style:paragraph-properties fo:margin-left="0cm" fo:margin-right="0cm" fo:margin-top="0cm" fo:margin-bottom="0cm" fo:text-align="center" style:justify-single-word="false" fo:text-indent="0cm" style:auto-text-indent="false"/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46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2pt" fo:language="ru" fo:country="RU" style:font-size-asian="12pt" style:font-size-complex="12pt"/>
    </style:style>
    <style:style style:name="P47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48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1pt" style:font-size-asian="11pt" style:font-size-complex="11pt"/>
    </style:style>
    <style:style style:name="P49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1pt" fo:font-style="italic" style:font-size-asian="11pt" style:font-style-asian="italic" style:font-size-complex="11pt" style:font-style-complex="italic"/>
    </style:style>
    <style:style style:name="P50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1pt" fo:language="ru" fo:country="RU" style:font-size-asian="11pt" style:font-size-complex="11pt"/>
    </style:style>
    <style:style style:name="P51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Times New Roman" fo:font-size="11pt" fo:language="ru" fo:country="RU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0pt" fo:font-style="italic" style:font-size-asian="10pt" style:font-style-asian="italic" style:font-size-complex="10pt" style:font-style-complex="italic"/>
    </style:style>
    <style:style style:name="P53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0pt" fo:font-style="normal" style:font-size-asian="10pt" style:font-style-asian="normal" style:font-size-complex="10pt" style:font-style-complex="normal"/>
    </style:style>
    <style:style style:name="P54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55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56" style:family="paragraph" style:parent-style-name="Preformatted_20_Text">
      <style:paragraph-properties fo:margin-left="0cm" fo:margin-right="0cm" fo:margin-top="0cm" fo:margin-bottom="0cm" fo:text-align="center" style:justify-single-word="false" fo:text-indent="0cm" style:auto-text-indent="false"/>
      <style:text-properties fo:color="#000000" style:font-name="Times New Roman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8pt" fo:font-weight="bold" style:font-size-asian="8pt" style:font-weight-asian="bold" style:font-size-complex="8pt" style:font-weight-complex="bold"/>
    </style:style>
    <style:style style:name="P58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fo:font-size="12pt" style:font-size-asian="12pt" style:font-size-complex="12pt"/>
    </style:style>
    <style:style style:name="P59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fo:font-size="12pt" style:font-size-asian="12pt" style:font-size-complex="12pt"/>
    </style:style>
    <style:style style:name="P60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fo:font-size="12pt" fo:font-style="normal" style:font-size-asian="12pt" style:font-style-asian="normal" style:font-size-complex="12pt" style:font-style-complex="normal"/>
    </style:style>
    <style:style style:name="P61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fo:language="en" fo:country="US"/>
    </style:style>
    <style:style style:name="P62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Tahoma" fo:font-size="11pt" fo:font-weight="normal" style:font-size-asian="11pt" style:font-weight-asian="normal" style:font-size-complex="11pt" style:font-weight-complex="normal"/>
    </style:style>
    <style:style style:name="P63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Tahom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ahoma" fo:font-size="12pt" fo:font-style="normal" style:font-size-asian="12pt" style:font-style-asian="normal" style:font-size-complex="12pt" style:font-style-complex="normal"/>
    </style:style>
    <style:style style:name="P65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ahoma" fo:font-size="12pt" style:font-size-asian="12pt" style:font-size-complex="12pt"/>
    </style:style>
    <style:style style:name="P66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Tahoma" fo:font-size="12pt" style:font-size-asian="12pt" style:font-size-complex="12pt"/>
    </style:style>
    <style:style style:name="P67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fo:font-size="11pt" style:font-size-asian="11pt" style:font-size-complex="11pt"/>
    </style:style>
    <style:style style:name="P68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Courier New" fo:font-size="12pt" style:font-size-asian="12pt" style:font-size-complex="12pt"/>
    </style:style>
    <style:style style:name="P69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/>
    </style:style>
    <style:style style:name="P70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/>
      <style:text-properties fo:color="#8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800000" style:font-name="Times New Roman" fo:font-size="12pt" style:font-size-asian="12pt" style:font-size-complex="12pt"/>
    </style:style>
    <style:style style:name="P72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800000" style:font-name="Times New Roman" fo:font-size="12pt" fo:font-style="normal" style:font-size-asian="12pt" style:font-style-asian="normal" style:font-size-complex="12pt" style:font-style-complex="normal"/>
    </style:style>
    <style:style style:name="P73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8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800000"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/>
    </style:style>
    <style:style style:name="P77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 style:font-name="Times New Roman" fo:font-size="12pt" style:font-size-asian="12pt" style:font-size-complex="12pt"/>
    </style:style>
    <style:style style:name="P78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 style:font-name="Tahoma" fo:font-size="12pt" fo:font-style="normal" style:font-size-asian="12pt" style:font-style-asian="normal" style:font-size-complex="12pt" style:font-style-complex="normal"/>
    </style:style>
    <style:style style:name="P79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 style:font-name="Tahoma" fo:font-size="12pt" style:font-size-asian="12pt" style:font-size-complex="12pt"/>
    </style:style>
    <style:style style:name="P80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800000" style:font-name="Times New Roman" fo:font-size="12pt" style:font-size-asian="12pt" style:font-size-complex="12pt"/>
    </style:style>
    <style:style style:name="P81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800000" style:font-name="Times New Roman" fo:font-size="12pt" fo:font-style="normal" style:font-size-asian="12pt" style:font-style-asian="normal" style:font-size-complex="12pt" style:font-style-complex="normal"/>
    </style:style>
    <style:style style:name="P82" style:family="paragraph" style:parent-style-name="Preformatted_20_Text">
      <style:paragraph-properties fo:text-align="start" style:justify-single-word="false"/>
      <style:text-properties fo:color="#000000"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P83" style:family="paragraph" style:parent-style-name="Preformatted_20_Text">
      <style:paragraph-properties fo:text-align="start" style:justify-single-word="false"/>
      <style:text-properties fo:color="#000000" fo:font-size="12pt" fo:language="ru" fo:country="RU" fo:font-weight="normal" style:font-size-asian="12pt" style:font-weight-asian="normal" style:font-size-complex="12pt" style:font-weight-complex="normal"/>
    </style:style>
    <style:style style:name="P84" style:family="paragraph" style:parent-style-name="Preformatted_20_Text">
      <style:paragraph-properties fo:text-align="start" style:justify-single-word="false"/>
      <style:text-properties fo:color="#000000" style:font-name="Courier New" fo:font-size="12pt" style:font-size-asian="12pt" style:font-size-complex="12pt"/>
    </style:style>
    <style:style style:name="P85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Preformatted_20_Text">
      <style:paragraph-properties fo:margin-left="0cm" fo:margin-right="0cm" fo:margin-top="0cm" fo:margin-bottom="0cm" fo:text-align="center" style:justify-single-word="false" fo:text-indent="0cm" style:auto-text-indent="false"/>
      <style:text-properties fo:color="#000000" style:font-name="Times New Roman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800000"/>
    </style:style>
    <style:style style:name="P89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/>
      <style:text-properties fo:color="#800000" style:font-name="Times New Roman" fo:font-size="10pt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800000" style:font-name="Times New Roman" fo:font-size="10pt" style:font-size-asian="10pt" style:font-size-complex="10pt"/>
    </style:style>
    <style:style style:name="P91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/>
      <style:text-properties fo:color="#8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800000" style:font-name="Times New Roman" fo:font-size="12pt" style:font-size-asian="12pt" style:font-size-complex="12pt"/>
    </style:style>
    <style:style style:name="P93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/>
      <style:text-properties fo:color="#8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/>
      <style:text-properties fo:color="#800000" style:font-name="Tahoma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5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800000" style:font-name="Times New Roman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language="ru" fo:country="RU" style:font-size-asian="12pt" style:font-size-complex="12pt"/>
    </style:style>
    <style:style style:name="T12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weight="bold" style:font-weight-asian="bold" style:font-weight-complex="bold"/>
    </style:style>
    <style:style style:name="T18" style:family="text">
      <style:text-properties fo:language="ru" fo:country="RU" fo:font-weight="normal" style:font-weight-asian="normal" style:font-weight-complex="normal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fo:font-weight="normal" style:font-style-asian="normal" style:font-weight-asian="normal" style:font-style-complex="normal" style:font-weight-complex="normal"/>
    </style:style>
    <style:style style:name="T21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25" style:family="text">
      <style:text-properties style:font-name="Times New Roman" fo:font-size="10pt" fo:language="en" fo:country="US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T28" style:family="text">
      <style:text-properties fo:color="#c0c0c0"/>
    </style:style>
    <style:style style:name="T29" style:family="text">
      <style:text-properties fo:font-style="italic"/>
    </style:style>
    <style:style style:name="T30" style:family="text">
      <style:text-properties fo:color="#800080"/>
    </style:style>
    <style:style style:name="T31" style:family="text">
      <style:text-properties fo:color="#800000"/>
    </style:style>
    <style:style style:name="T32" style:family="text">
      <style:text-properties fo:color="#808000"/>
    </style:style>
    <style:style style:name="T33" style:family="text">
      <style:text-properties fo:color="#008000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6" style:family="text">
      <style:text-properties fo:color="#000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2">QT</text:p>
          </table:table-cell>
          <table:covered-table-cell/>
        </table:table-row>
        <table:table-row>
          <table:table-cell table:style-name="Таблица1.A2" office:value-type="string">
            <text:p text:style-name="P3">команда</text:p>
          </table:table-cell>
          <table:table-cell table:style-name="Таблица1.B2" office:value-type="string">
            <text:p text:style-name="P3">вызов</text:p>
          </table:table-cell>
        </table:table-row>
        <table:table-row>
          <table:table-cell table:style-name="Таблица1.A2" office:value-type="string">
            <text:p text:style-name="P1">добавления события для виджета</text:p>
          </table:table-cell>
          <table:table-cell table:style-name="Таблица1.B2" office:value-type="string">
            <text:p text:style-name="P1">1) в разделе дизайн кликаю правой кнопкой на</text:p>
            <text:p text:style-name="P1"><text:s text:c="4"/>объект на форме</text:p>
            <text:p text:style-name="P1">2) нажимаю: Перейти к слоту</text:p>
            <text:p text:style-name="P1">3) выбираю событие</text:p>
            <text:p text:style-name="P1">4) прописываю в разделе кода действия при</text:p>
            <text:p text:style-name="P1"><text:s text:c="4"/>свершении события</text:p>
          </table:table-cell>
        </table:table-row>
        <table:table-row>
          <table:table-cell table:style-name="Таблица1.A2" office:value-type="string">
            <text:p text:style-name="P1">изменить текст надписи</text:p>
          </table:table-cell>
          <table:table-cell table:style-name="Таблица1.B2" office:value-type="string">
            <text:p text:style-name="P31">ui-&gt;label-&gt;setText("lalala");</text:p>
          </table:table-cell>
        </table:table-row>
        <table:table-row>
          <table:table-cell table:style-name="Таблица1.A2" office:value-type="string">
            <text:p text:style-name="P1">задать положение и размер</text:p>
          </table:table-cell>
          <table:table-cell table:style-name="Таблица1.B2" office:value-type="string">
            <text:p text:style-name="P31">ui-&gt;label-&gt;setGeometry(0,0,50,20);</text:p>
          </table:table-cell>
        </table:table-row>
        <table:table-row>
          <table:table-cell table:style-name="Таблица1.A2" office:value-type="string">
            <text:p text:style-name="P1">задать возможный интервал значений для слайдера</text:p>
          </table:table-cell>
          <table:table-cell table:style-name="Таблица1.B2" office:value-type="string">
            <text:p text:style-name="P31">ui-&gt;horizontalSlider-&gt;setRange(0, 75);</text:p>
            <text:p text:style-name="P5"/>
          </table:table-cell>
        </table:table-row>
        <table:table-row>
          <table:table-cell table:style-name="Таблица1.A2" office:value-type="string">
            <text:p text:style-name="P1">задать текущее значение слайдера</text:p>
          </table:table-cell>
          <table:table-cell table:style-name="Таблица1.B2" office:value-type="string">
            <text:p text:style-name="P31">ui-&gt;horizontalSlider-&gt;setValue(36);</text:p>
          </table:table-cell>
        </table:table-row>
        <table:table-row>
          <table:table-cell table:style-name="Таблица1.A2" office:value-type="string">
            <text:p text:style-name="P1">задать возможный промежуток значений для спинбокса</text:p>
          </table:table-cell>
          <table:table-cell table:style-name="Таблица1.B2" office:value-type="string">
            <text:p text:style-name="P31">ui-&gt;spinBox-&gt;setRange(0, 50);</text:p>
            <text:p text:style-name="P5"/>
          </table:table-cell>
        </table:table-row>
        <table:table-row>
          <table:table-cell table:style-name="Таблица1.A2" office:value-type="string">
            <text:p text:style-name="P1">задать текущее значение спинбокса</text:p>
          </table:table-cell>
          <table:table-cell table:style-name="Таблица1.B2" office:value-type="string">
            <text:p text:style-name="P31">ui-&gt;spinBox-&gt;setValue(25);</text:p>
          </table:table-cell>
        </table:table-row>
        <table:table-row>
          <table:table-cell table:style-name="Таблица1.A2" office:value-type="string">
            <text:p text:style-name="P10">записать текущее значение слайдера в переменную <text:span text:style-name="T2">n</text:span></text:p>
          </table:table-cell>
          <table:table-cell table:style-name="Таблица1.B2" office:value-type="string">
            <text:p text:style-name="P33">int n;</text:p>
            <text:p text:style-name="P33">n = ui-&gt;horizontalSlider-&gt;value();</text:p>
          </table:table-cell>
        </table:table-row>
        <table:table-row>
          <table:table-cell table:style-name="Таблица1.A2" office:value-type="string">
            <text:p text:style-name="P10">задать заголовок окна</text:p>
          </table:table-cell>
          <table:table-cell table:style-name="Таблица1.B2" office:value-type="string">
            <text:p text:style-name="P33">this-&gt;setWindowTitle( "My first QT program" );</text:p>
          </table:table-cell>
        </table:table-row>
        <table:table-row>
          <table:table-cell table:style-name="Таблица1.A2" office:value-type="string">
            <text:p text:style-name="P10">добавить строку к концу текстового блока</text:p>
          </table:table-cell>
          <table:table-cell table:style-name="Таблица1.B2" office:value-type="string">
            <text:p text:style-name="P33">ui-&gt;textEdit-&gt;append(s);</text:p>
          </table:table-cell>
        </table:table-row>
        <table:table-row>
          <table:table-cell table:style-name="Таблица1.A2" office:value-type="string">
            <text:p text:style-name="P1">перевод <text:span text:style-name="T4">из числа в строку</text:span></text:p>
          </table:table-cell>
          <table:table-cell table:style-name="Таблица1.B2" office:value-type="string">
            <text:p text:style-name="P33">QString s;</text:p>
            <text:p text:style-name="P33">int n;</text:p>
            <text:p text:style-name="P35">s.setNum(n);</text:p>
          </table:table-cell>
        </table:table-row>
        <table:table-row>
          <table:table-cell table:style-name="Таблица1.A2" office:value-type="string">
            <text:p text:style-name="P1">перевод из строки в число</text:p>
          </table:table-cell>
          <table:table-cell table:style-name="Таблица1.B2" office:value-type="string">
            <text:p text:style-name="P33">n = s.toInt();</text:p>
          </table:table-cell>
        </table:table-row>
        <table:table-row>
          <table:table-cell table:style-name="Таблица1.A2" office:value-type="string">
            <text:p text:style-name="P10">создать ф-цию, считающую сумму двух чисел</text:p>
          </table:table-cell>
          <table:table-cell table:style-name="Таблица1.B2" office:value-type="string">
            <text:p text:style-name="P9">// пишу в файле <text:s/><text:span text:style-name="T1">mainwindow.cpp</text:span></text:p>
            <text:p text:style-name="P48">int MainWindow::sum(int a, int b)</text:p>
            <text:p text:style-name="P48">{</text:p>
            <text:p text:style-name="P48"><text:s text:c="4"/>int c = a + b;</text:p>
            <text:p text:style-name="P48"><text:s text:c="4"/>return c;</text:p>
            <text:p text:style-name="P48">}</text:p>
            <text:p text:style-name="P49">// пишу в <text:span text:style-name="T1">mainwindow.h</text:span></text:p>
            <text:p text:style-name="P48">int sum(int a, int b);</text:p>
            <text:p text:style-name="P1"/>
          </table:table-cell>
        </table:table-row>
        <table:table-row>
          <table:table-cell table:style-name="Таблица1.B2" table:number-columns-spanned="2" office:value-type="string">
            <text:p text:style-name="P16">Создание всплывающего окна</text:p>
            <text:p text:style-name="P18"/>
            <text:p text:style-name="P22"><text:span text:style-name="T5">(1) в файле </text:span><text:span text:style-name="T6">mainwindow.cpp</text:span><text:span text:style-name="T7"> </text:span><text:span text:style-name="T10">в начале прописываю <text:s text:c="3"/></text:span><text:span text:style-name="T16">#include &lt;QMessageBox&gt;</text:span></text:p>
            <text:p text:style-name="P11"/>
            <text:p text:style-name="P13">1) создание информационного окна с кнопкой ОК</text:p>
            <text:p text:style-name="P23"/>
            <text:p text:style-name="P82"><text:s text:c="2"/>QMessageBox msgBox(QMessageBox::Information,"text 1","text 2",QMessageBox::Ok);</text:p>
            <text:p text:style-name="P32"><text:s text:c="2"/>msgBox.exec();</text:p>
            <text:p text:style-name="P32"/>
            <text:p text:style-name="P36">2) <text:s/><text:span text:style-name="T16">создание окна, задающего пользователю вопрос с возможными ответами (да / нет)</text:span></text:p>
            <text:p text:style-name="P40"/>
            <text:p text:style-name="P50"><text:soft-page-break/>int n;</text:p>
            <text:p text:style-name="P48"><text:s/>if( QMessageBox::question(this,"hello","Хотите получить 5 ?",QMessageBox::Yes|QMessageBox::No)==QMessageBox::Yes)</text:p>
            <text:p text:style-name="P48"><text:s text:c="4"/>{</text:p>
            <text:p text:style-name="P48"><text:s text:c="7"/>n = 1;</text:p>
            <text:p text:style-name="P48"><text:s text:c="4"/>}</text:p>
            <text:p text:style-name="P48"><text:s text:c="4"/>else</text:p>
            <text:p text:style-name="P48"><text:s text:c="4"/>{</text:p>
            <text:p text:style-name="P48"><text:s text:c="7"/>n = 0;</text:p>
            <text:p text:style-name="P48"><text:s text:c="4"/>}</text:p>
            <text:p text:style-name="P50"/>
            <text:p text:style-name="P36">3) <text:span text:style-name="T16">создание окна, выдающего сообщение об ошибке</text:span></text:p>
            <text:p text:style-name="P40"/>
            <text:p text:style-name="P37"><text:span text:style-name="T16">QMessageBox msgBox(QMessageBox::</text:span><text:span text:style-name="T17">Critical</text:span><text:span text:style-name="T16">,"text 1","text 2",QMessageBox::Ok);</text:span></text:p>
            <text:p text:style-name="P32">msgBox.exec();</text:p>
          </table:table-cell>
          <table:covered-table-cell/>
        </table:table-row>
        <table:table-row>
          <table:table-cell table:style-name="Таблица1.A2" office:value-type="string">
            <text:p text:style-name="P1">проверить, стоит ли галочка на <text:span text:style-name="T4">чекбоксе</text:span></text:p>
          </table:table-cell>
          <table:table-cell table:style-name="Таблица1.B2" office:value-type="string">
            <text:p text:style-name="P33">bool b;</text:p>
            <text:p text:style-name="P33">b = ui-&gt;c1-&gt;checkState();</text:p>
          </table:table-cell>
        </table:table-row>
        <table:table-row>
          <table:table-cell table:style-name="Таблица1.A2" office:value-type="string">
            <text:p text:style-name="P1"><text:span text:style-name="T16">работа с </text:span><text:span text:style-name="T4">comboBox</text:span></text:p>
          </table:table-cell>
          <table:table-cell table:style-name="Таблица1.B2" office:value-type="string">
            <text:p text:style-name="P24">1) добавление элементов</text:p>
            <text:p text:style-name="P1"/>
            <text:p text:style-name="P33">ui-&gt;comboBox-&gt;addItem("point 0");</text:p>
            <text:p text:style-name="P33">ui-&gt;comboBox-&gt;addItem("point 1");</text:p>
            <text:p text:style-name="P33">ui-&gt;comboBox-&gt;addItem("point 2");</text:p>
            <text:p text:style-name="P33"/>
            <text:p text:style-name="P39">2) <text:span text:style-name="T16">проверка, какой элемент списка выбран</text:span></text:p>
            <text:p text:style-name="P45"><text:s text:c="4"/>(получение его индекса)</text:p>
            <text:p text:style-name="P46"/>
            <text:p text:style-name="P46">int n;</text:p>
            <text:p text:style-name="P77">n = ui-&gt;comboBox-&gt;currentIndex();</text:p>
            <text:p text:style-name="P52">// если point 0, то n = 0</text:p>
            <text:p text:style-name="P52">// если point 1, то n = 1</text:p>
            <text:p text:style-name="P52">// если point 2, то n = 2</text:p>
          </table:table-cell>
        </table:table-row>
        <table:table-row>
          <table:table-cell table:style-name="Таблица1.A2" office:value-type="string">
            <text:p text:style-name="P1">тип «символ» <text:span text:style-name="T16">в </text:span><text:span text:style-name="T1">Qt</text:span></text:p>
          </table:table-cell>
          <table:table-cell table:style-name="Таблица1.B2" office:value-type="string">
            <text:p text:style-name="P33"><text:span text:style-name="T4">QChar <text:s/></text:span><text:s/>c;</text:p>
          </table:table-cell>
        </table:table-row>
        <table:table-row>
          <table:table-cell table:style-name="Таблица1.B2" table:number-columns-spanned="2" office:value-type="string">
            <text:p text:style-name="P4"><text:s/>Типизированые файлы в <text:span text:style-name="T1">Qt</text:span></text:p>
          </table:table-cell>
          <table:covered-table-cell/>
        </table:table-row>
        <table:table-row>
          <table:table-cell table:style-name="Таблица1.A2" office:value-type="string">
            <text:p text:style-name="P1"><text:span text:style-name="T16">в <text:s/>начале <text:s/>файла <text:s text:c="2"/></text:span><text:span text:style-name="T2">m</text:span><text:span text:style-name="T2">ainwindow</text:span><text:span text:style-name="T2">.cpp</text:span><text:span text:style-name="T1"> </text:span></text:p>
            <text:p text:style-name="P10">пишем</text:p>
            <text:p text:style-name="P10">описываем <text:span text:style-name="T4">запись</text:span>, которую будем записывать в файл</text:p>
          </table:table-cell>
          <table:table-cell table:style-name="Таблица1.B2" office:value-type="string">
            <text:p text:style-name="P58">#include "QFile"</text:p>
            <text:p text:style-name="P58">#include "QDataStream"</text:p>
            <text:p text:style-name="P33">struct zap</text:p>
            <text:p text:style-name="P33">{</text:p>
            <text:p text:style-name="P33"><text:s text:c="4"/>int n;</text:p>
            <text:p text:style-name="P33"><text:s text:c="4"/>float x;</text:p>
            <text:p text:style-name="P33"><text:s text:c="4"/>QString s;</text:p>
            <text:p text:style-name="P33">};</text:p>
          </table:table-cell>
        </table:table-row>
        <table:table-row>
          <table:table-cell table:style-name="Таблица1.A2" office:value-type="string">
            <text:p text:style-name="P10">создаём файловую переменную</text:p>
          </table:table-cell>
          <table:table-cell table:style-name="Таблица1.B2" office:value-type="string">
            <text:p text:style-name="P58">QFile *f;</text:p>
          </table:table-cell>
        </table:table-row>
        <table:table-row>
          <table:table-cell table:style-name="Таблица1.A2" office:value-type="string">
            <text:p text:style-name="P10">привязываем переменную к файлу</text:p>
          </table:table-cell>
          <table:table-cell table:style-name="Таблица1.B2" office:value-type="string">
            <text:p text:style-name="P58">f = new QFile("my_file.dat");</text:p>
          </table:table-cell>
        </table:table-row>
        <table:table-row>
          <table:table-cell table:style-name="Таблица1.A2" office:value-type="string">
            <text:p text:style-name="P1"><text:span text:style-name="T4">создание</text:span> файла <text:span text:style-name="T4">или открытие</text:span> файла <text:span text:style-name="T4">для добавления</text:span> записей</text:p>
          </table:table-cell>
          <table:table-cell table:style-name="Таблица1.B2" office:value-type="string">
            <text:p text:style-name="P32">f-&gt;open(QFile::Append);</text:p>
          </table:table-cell>
        </table:table-row>
        <table:table-row>
          <table:table-cell table:style-name="Таблица1.A2" office:value-type="string">
            <text:p text:style-name="P26"><text:span text:style-name="T4">создать</text:span> файл или <text:span text:style-name="T4">перезаписать</text:span> его</text:p>
          </table:table-cell>
          <table:table-cell table:style-name="Таблица1.B2" office:value-type="string">
            <text:p text:style-name="P32">f-&gt;open(QFile::WriteOnly);</text:p>
          </table:table-cell>
        </table:table-row>
        <table:table-row>
          <table:table-cell table:style-name="Таблица1.A2" office:value-type="string">
            <text:p text:style-name="P1">создаём поток для записи в файл</text:p>
          </table:table-cell>
          <table:table-cell table:style-name="Таблица1.B2" office:value-type="string">
            <text:p text:style-name="P58">QDataStream out1(f);</text:p>
          </table:table-cell>
        </table:table-row>
        <table:table-row>
          <table:table-cell table:style-name="Таблица1.A2" office:value-type="string">
            <text:p text:style-name="P1"><text:span text:style-name="T4">добавляем</text:span> запись в файл</text:p>
          </table:table-cell>
          <table:table-cell table:style-name="Таблица1.B2" office:value-type="string">
            <text:p text:style-name="P58">zap z;</text:p>
            <text:p text:style-name="P58"><text:soft-page-break/>out1 &lt;&lt; z.n &lt;&lt; z.x &lt;&lt; z.s;</text:p>
          </table:table-cell>
        </table:table-row>
        <table:table-row>
          <table:table-cell table:style-name="Таблица1.A2" office:value-type="string">
            <text:p text:style-name="P1">открываем файл для чтения</text:p>
          </table:table-cell>
          <table:table-cell table:style-name="Таблица1.B2" office:value-type="string">
            <text:p text:style-name="P60">f-&gt;open(QFile::ReadOnly);</text:p>
          </table:table-cell>
        </table:table-row>
        <table:table-row>
          <table:table-cell table:style-name="Таблица1.A2" office:value-type="string">
            <text:p text:style-name="P1">создаём поток для чтения из файла</text:p>
          </table:table-cell>
          <table:table-cell table:style-name="Таблица1.B2" office:value-type="string">
            <text:p text:style-name="P58">QDataStream in1(f);</text:p>
          </table:table-cell>
        </table:table-row>
        <table:table-row>
          <table:table-cell table:style-name="Таблица1.A2" office:value-type="string">
            <text:p text:style-name="P1"><text:span text:style-name="T4">считываем</text:span> запись из файла</text:p>
          </table:table-cell>
          <table:table-cell table:style-name="Таблица1.B2" office:value-type="string">
            <text:p text:style-name="P59">zap z;</text:p>
            <text:p text:style-name="P59">in1 &gt;&gt; z.n &gt;&gt; z.x &gt;&gt; z.s;</text:p>
          </table:table-cell>
        </table:table-row>
        <table:table-row>
          <table:table-cell table:style-name="Таблица1.A2" office:value-type="string">
            <text:p text:style-name="P24">закрываем файл</text:p>
          </table:table-cell>
          <table:table-cell table:style-name="Таблица1.B2" office:value-type="string">
            <text:p text:style-name="P60">f-&gt;close();</text:p>
          </table:table-cell>
        </table:table-row>
        <table:table-row>
          <table:table-cell table:style-name="Таблица1.A2" office:value-type="string">
            <text:p text:style-name="P1"><text:span text:style-name="T4">создать</text:span> файл или <text:span text:style-name="T4">перезаписать</text:span> его</text:p>
          </table:table-cell>
          <table:table-cell table:style-name="Таблица1.B2" office:value-type="string">
            <text:p text:style-name="P60">f-&gt;open(QFile::WriteOnly);</text:p>
          </table:table-cell>
        </table:table-row>
        <table:table-row>
          <table:table-cell table:style-name="Таблица1.A2" office:value-type="string">
            <text:p text:style-name="P1">проверка на существование файла</text:p>
          </table:table-cell>
          <table:table-cell table:style-name="Таблица1.B2" office:value-type="string">
            <text:p text:style-name="P30">if(<text:span text:style-name="T1">F</text:span>-&gt;exists())</text:p>
            <text:p text:style-name="P30">{</text:p>
            <text:p text:style-name="P30"><text:s text:c="3"/>// файл существует</text:p>
            <text:p text:style-name="P61">}</text:p>
            <text:p text:style-name="P61">else</text:p>
            <text:p text:style-name="P61">{</text:p>
            <text:p text:style-name="P61"><text:s text:c="3"/>// <text:span text:style-name="T16">файл НЕ существует</text:span></text:p>
            <text:p text:style-name="P61">}</text:p>
          </table:table-cell>
        </table:table-row>
        <table:table-row>
          <table:table-cell table:style-name="Таблица1.B2" table:number-columns-spanned="2" office:value-type="string">
            <text:p text:style-name="P25">Создание таблицы в <text:span text:style-name="T1">Qt</text:span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27">1) <text:span text:style-name="T16">перетаскиваю объект <text:s/></text:span><text:span text:style-name="T17">Table Widget </text:span><text:span text:style-name="T18"><text:s/>на сцену</text:span></text:p>
            <text:p text:style-name="P27"><text:span text:style-name="T18">2) называю её <text:s/></text:span><text:span text:style-name="T4">tab</text:span></text:p>
          </table:table-cell>
          <table:covered-table-cell/>
        </table:table-row>
        <table:table-row>
          <table:table-cell table:style-name="Таблица1.A2" office:value-type="string">
            <text:p text:style-name="P1">задаю <text:s/>кол-во <text:s/>строк таблицы </text:p>
          </table:table-cell>
          <table:table-cell table:style-name="Таблица1.B2" office:value-type="string">
            <text:p text:style-name="P58">ui-&gt;tab-&gt;setRowCount( 10 );</text:p>
          </table:table-cell>
        </table:table-row>
        <table:table-row>
          <table:table-cell table:style-name="Таблица1.A2" office:value-type="string">
            <text:p text:style-name="P1">задаю кол-во столбцов </text:p>
          </table:table-cell>
          <table:table-cell table:style-name="Таблица1.B2" office:value-type="string">
            <text:p text:style-name="P58">ui-&gt;tab-&gt;setColumnCount( 3 );</text:p>
          </table:table-cell>
        </table:table-row>
        <table:table-row>
          <table:table-cell table:style-name="Таблица1.A2" office:value-type="string">
            <text:p text:style-name="P1">заполнить ячейки таблицы</text:p>
          </table:table-cell>
          <table:table-cell table:style-name="Таблица1.B2" office:value-type="string">
            <text:p text:style-name="P58">QTableWidgetItem *item;</text:p>
            <text:p text:style-name="P58"><text:s text:c="4"/></text:p>
            <text:p text:style-name="P33">item = new QTableWidgetItem();</text:p>
            <text:p text:style-name="P33">item-&gt;setText("Hello");</text:p>
            <text:p text:style-name="P33">ui-&gt;tab-&gt;setItem(0,0,item);</text:p>
            <text:p text:style-name="P33"/>
            <text:p text:style-name="P33">item = new QTableWidgetItem();</text:p>
            <text:p text:style-name="P33">item-&gt;setText("Goodbuy");</text:p>
            <text:p text:style-name="P33">ui-&gt;tab-&gt;setItem(1,0,item);</text:p>
          </table:table-cell>
        </table:table-row>
        <table:table-row>
          <table:table-cell table:style-name="Таблица1.A2" office:value-type="string">
            <text:p text:style-name="P12">очистить все поля таблицы</text:p>
          </table:table-cell>
          <table:table-cell table:style-name="Таблица1.B2" office:value-type="string">
            <text:p text:style-name="P58">ui-&gt;tab-&gt;clear();</text:p>
          </table:table-cell>
        </table:table-row>
        <table:table-row>
          <table:table-cell table:style-name="Таблица1.A2" office:value-type="string">
            <text:p text:style-name="P54">озаглавить таблицу</text:p>
          </table:table-cell>
          <table:table-cell table:style-name="Таблица1.B2" office:value-type="string">
            <text:p text:style-name="P33">QStringList strlist;</text:p>
            <text:p text:style-name="P33">strlist &lt;&lt; "Name" &lt;&lt; "Class" &lt;&lt; "Mark";</text:p>
            <text:p text:style-name="P33">ui-&gt;tab-&gt;setHorizontalHeaderLabels( strlist );</text:p>
          </table:table-cell>
        </table:table-row>
        <table:table-row>
          <table:table-cell table:style-name="Таблица1.A2" office:value-type="string">
            <text:p text:style-name="P55">задать ширину колонок</text:p>
          </table:table-cell>
          <table:table-cell table:style-name="Таблица1.B2" office:value-type="string">
            <text:p text:style-name="P47">ui-&gt;tab-&gt;setColumnWidth(0,200);</text:p>
            <text:p text:style-name="P47">ui-&gt;tab-&gt;setColumnWidth(1,150);</text:p>
          </table:table-cell>
        </table:table-row>
        <table:table-row>
          <table:table-cell table:style-name="Таблица1.B2" table:number-columns-spanned="2" office:value-type="string">
            <text:p text:style-name="P16">Рисование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">1) перетаскиваю виджет <text:span text:style-name="T4">GraphicsView</text:span> на главное окно</text:p>
            <text:p text:style-name="P1">2) даю ему имя <text:s/>graphicsView</text:p>
          </table:table-cell>
          <table:covered-table-cell/>
        </table:table-row>
        <table:table-row>
          <table:table-cell table:style-name="Таблица1.A2" office:value-type="string">
            <text:p text:style-name="P19">3) в файле <text:span text:style-name="T2">mainwindow.h</text:span><text:span text:style-name="T1"> </text:span><text:span text:style-name="T16">пишем</text:span></text:p>
          </table:table-cell>
          <table:table-cell table:style-name="Таблица1.B2" office:value-type="string">
            <text:p text:style-name="P58">#include &lt;QGraphicsScene&gt;</text:p>
            <text:p text:style-name="P58"/>
            <text:p text:style-name="P58">QGraphicsScene *my_s;</text:p>
          </table:table-cell>
        </table:table-row>
        <table:table-row>
          <table:table-cell table:style-name="Таблица1.A2" office:value-type="string">
            <text:p text:style-name="P1">4) <text:s/><text:span text:style-name="T14">в файле </text:span><text:span text:style-name="T8">mainwindow.cpp</text:span><text:span text:style-name="T9"> </text:span><text:span text:style-name="T11">пишем</text:span></text:p>
          </table:table-cell>
          <table:table-cell table:style-name="Таблица1.B2" office:value-type="string">
            <text:p text:style-name="P58">my_s = new QGraphicsScene;</text:p>
            <text:p text:style-name="P58">ui-&gt;graphicsView-&gt;setScene(my_s);</text:p>
            <text:p text:style-name="P58">QPen pen(Qt::red);</text:p>
            <text:p text:style-name="P58">my_s-&gt;setSceneRect(0,0,500,300);</text:p>
          </table:table-cell>
        </table:table-row>
        <table:table-row>
          <table:table-cell table:style-name="Таблица1.A2" office:value-type="string">
            <text:p text:style-name="P27">5) <text:span text:style-name="T17">наслаждаемся рисованием </text:span></text:p>
          </table:table-cell>
          <table:table-cell table:style-name="Таблица1.B2" office:value-type="string">
            <text:p text:style-name="P58">pen.setWidth(10);</text:p>
            <text:p text:style-name="P58"><text:soft-page-break/>pen.setColor(Qt::blue);</text:p>
            <text:p text:style-name="P58">my_s-&gt;addLine(0,0,100,100,pen);</text:p>
            <text:p text:style-name="P58">my_s-&gt;addLine(100,100,200,100,pen);</text:p>
            <text:p text:style-name="P58"><text:s text:c="14"/><text:span text:style-name="T23">// <text:s text:c="2"/></text:span><text:span text:style-name="T24">можно <text:s text:c="2"/>и <text:s text:c="2"/></text:span><text:span text:style-name="T25">float</text:span></text:p>
          </table:table-cell>
        </table:table-row>
        <table:table-row>
          <table:table-cell table:style-name="Таблица1.A2" office:value-type="string">
            <text:p text:style-name="P27">6) <text:span text:style-name="T17">рисуем эллипс</text:span></text:p>
          </table:table-cell>
          <table:table-cell table:style-name="Таблица1.B2" office:value-type="string">
            <text:p text:style-name="P58">my_s-&gt;addEllipse(xx,yy,a,a,pen);</text:p>
          </table:table-cell>
        </table:table-row>
        <table:table-row>
          <table:table-cell table:style-name="Таблица1.A2" office:value-type="string">
            <text:p text:style-name="P27">7) <text:s/><text:span text:style-name="T16">рисуем </text:span><text:span text:style-name="T17">текст</text:span></text:p>
          </table:table-cell>
          <table:table-cell table:style-name="Таблица1.B2" office:value-type="string">
            <text:p text:style-name="P33">#include &lt;QGraphicsTextItem&gt;</text:p>
            <text:p text:style-name="P33"/>
            <text:p text:style-name="P33">QGraphicsTextItem *textItem;</text:p>
            <text:p text:style-name="P33">textItem = new QGraphicsTextItem("Maxim");</text:p>
            <text:p text:style-name="P33">textItem-&gt;setPos(100,50);</text:p>
            <text:p text:style-name="P33">my_s-&gt;addItem(textItem);</text:p>
          </table:table-cell>
        </table:table-row>
        <table:table-row>
          <table:table-cell table:style-name="Таблица1.A2" office:value-type="string">
            <text:p text:style-name="P27">8) <text:span text:style-name="T16">загружаем </text:span><text:span text:style-name="T17">картинку</text:span></text:p>
          </table:table-cell>
          <table:table-cell table:style-name="Таблица1.B2" office:value-type="string">
            <text:p text:style-name="P55">my_s-&gt;addPixmap( QPixmap("aaa.png") );</text:p>
          </table:table-cell>
        </table:table-row>
        <table:table-row>
          <table:table-cell table:style-name="Таблица1.A2" office:value-type="string">
            <text:p text:style-name="P28">10) <text:span text:style-name="T16">убрать скроллеры прокрутки</text:span></text:p>
          </table:table-cell>
          <table:table-cell table:style-name="Таблица1.B2" office:value-type="string">
            <text:p text:style-name="P57">ui-&gt;graphicsView-&gt;setHorizontalScrollBarPolicy(Qt::ScrollBarAlwaysOff);</text:p>
            <text:p text:style-name="P57">ui-&gt;graphicsView-&gt;setVerticalScrollBarPolicy(Qt::ScrollBarAlwaysOff);</text:p>
          </table:table-cell>
        </table:table-row>
        <table:table-row>
          <table:table-cell table:style-name="Таблица1.A2" office:value-type="string">
            <text:p text:style-name="P29">11) <text:span text:style-name="T18">вращение рисунка по разным</text:span></text:p>
            <text:p text:style-name="P14"><text:s text:c="6"/>осям <text:s/></text:p>
          </table:table-cell>
          <table:table-cell table:style-name="Таблица1.B2" office:value-type="string">
            <text:p text:style-name="P62">QTransform tr123;</text:p>
            <text:p text:style-name="P67">tr123.rotate(-45 , Qt :: XAxis);</text:p>
            <text:p text:style-name="P67">ui-&gt;graphicsView-&gt;setTransform(tr123);</text:p>
          </table:table-cell>
        </table:table-row>
        <table:table-row>
          <table:table-cell table:style-name="Таблица1.B2" table:number-columns-spanned="2" office:value-type="string">
            <text:p text:style-name="P4">Добавление второго окна к проекту</text:p>
            <text:p text:style-name="P4"/>
            <text:p text:style-name="P20">1) копирую файлы <text:span text:style-name="T1">h, cpp, ui </text:span><text:span text:style-name="T16">в папку с нашим проектом</text:span></text:p>
            <text:p text:style-name="P21">2) в графе проекты кликаю на папку с названием проекта правой кнопкой мыши и выбираю</text:p>
            <text:p text:style-name="P21"><text:s text:c="4"/>добавить существующие файлы</text:p>
            <text:p text:style-name="P21">3) выбирую скопированные файлы</text:p>
            <text:p text:style-name="P20"><text:span text:style-name="T16">4) для перехода к новому окну пишу код в файле </text:span><text:span text:style-name="T2">mainwindow.cpp</text:span><text:span text:style-name="T16">:</text:span></text:p>
            <text:p text:style-name="P21"><text:s text:c="4"/></text:p>
            <text:p text:style-name="P83">#include "form1.h"</text:p>
            <text:p text:style-name="P21"/>
            <text:p text:style-name="P84"><text:span text:style-name="T1">f</text:span>orm1 *f1 = new <text:span text:style-name="T1">f</text:span>orm1(this);</text:p>
            <text:p text:style-name="P68">f1-&gt;show();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7">Создание таймера</text:p>
          </table:table-cell>
          <table:covered-table-cell/>
        </table:table-row>
        <table:table-row>
          <table:table-cell table:style-name="Таблица1.A2" office:value-type="string">
            <text:p text:style-name="P6">пишем в файле <text:s/><text:span text:style-name="T2">mainwindow.h</text:span></text:p>
          </table:table-cell>
          <table:table-cell table:style-name="Таблица1.B2" office:value-type="string">
            <text:p text:style-name="P33">#include &lt;QTimer&gt;</text:p>
            <text:p text:style-name="P6"/>
            <text:p text:style-name="P33">public slots:</text:p>
            <text:p text:style-name="P33"><text:s text:c="5"/>void my_slot();</text:p>
          </table:table-cell>
        </table:table-row>
        <table:table-row>
          <table:table-cell table:style-name="Таблица1.B2" table:number-columns-spanned="2" office:value-type="string">
            <text:p text:style-name="P7"><text:span text:style-name="T1">пишем в файле <text:s/></text:span><text:span text:style-name="T2">mainwindow.cpp</text:span></text:p>
          </table:table-cell>
          <table:covered-table-cell/>
        </table:table-row>
        <table:table-row>
          <table:table-cell table:style-name="Таблица1.A2" office:value-type="string">
            <text:p text:style-name="P8">описываем указатель на таймер</text:p>
          </table:table-cell>
          <table:table-cell table:style-name="Таблица1.B2" office:value-type="string">
            <text:p text:style-name="P33">QTimer *p;</text:p>
          </table:table-cell>
        </table:table-row>
        <table:table-row>
          <table:table-cell table:style-name="Таблица1.A2" office:value-type="string">
            <text:p text:style-name="P6">создаём новый таймер</text:p>
          </table:table-cell>
          <table:table-cell table:style-name="Таблица1.B2" office:value-type="string">
            <text:p text:style-name="P33">p = new QTimer(this);</text:p>
          </table:table-cell>
        </table:table-row>
        <table:table-row>
          <table:table-cell table:style-name="Таблица1.A2" office:value-type="string">
            <text:p text:style-name="P6">заставляем таймер выполнять функцию my_slot()</text:p>
          </table:table-cell>
          <table:table-cell table:style-name="Таблица1.B2" office:value-type="string">
            <text:p text:style-name="P33">connect(<text:span text:style-name="T4">p</text:span>,SIGNAL(timeout()),SLOT(<text:span text:style-name="T4">my_slot()</text:span>));</text:p>
            <text:p text:style-name="P6"/>
          </table:table-cell>
        </table:table-row>
        <table:table-row>
          <table:table-cell table:style-name="Таблица1.A2" office:value-type="string">
            <text:p text:style-name="P8">запускаем таймер с интервалом 1000 мс</text:p>
          </table:table-cell>
          <table:table-cell table:style-name="Таблица1.B2" office:value-type="string">
            <text:p text:style-name="P33">p-&gt;start(1000);</text:p>
          </table:table-cell>
        </table:table-row>
        <table:table-row>
          <table:table-cell table:style-name="Таблица1.A2" office:value-type="string">
            <text:p text:style-name="P10">описываем ф-цию, которую вызывает таймер</text:p>
          </table:table-cell>
          <table:table-cell table:style-name="Таблица1.B2" office:value-type="string">
            <text:p text:style-name="P33">void MainWindow::<text:span text:style-name="T4">my_slot</text:span>()</text:p>
            <text:p text:style-name="P33">{ <text:s text:c="2"/><text:span text:style-name="T19">делай что-то</text:span><text:span text:style-name="T16"> <text:s text:c="2"/></text:span>}</text:p>
          </table:table-cell>
        </table:table-row>
        <table:table-row>
          <table:table-cell table:style-name="Таблица1.B2" table:number-columns-spanned="2" office:value-type="string">
            <text:p text:style-name="P16">Координаты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22"><text:span text:style-name="T13">пишем в начале <text:s text:c="3"/></text:span>#include "QCursor"</text:p>
          </table:table-cell>
          <table:covered-table-cell/>
        </table:table-row>
        <text:soft-page-break/>
        <table:table-row>
          <table:table-cell table:style-name="Таблица1.A2" office:value-type="string">
            <text:p text:style-name="P1">получить <text:span text:style-name="T4">координаты </text:span><text:span text:style-name="T17">окна приложения относительно монитора</text:span></text:p>
          </table:table-cell>
          <table:table-cell table:style-name="Таблица1.B2" office:value-type="string">
            <text:p text:style-name="P33">int xm;</text:p>
            <text:p text:style-name="P33">int ym;</text:p>
            <text:p text:style-name="P33"/>
            <text:p text:style-name="P33">xm = pos().x();</text:p>
            <text:p text:style-name="P33">ym = pos().y();</text:p>
          </table:table-cell>
        </table:table-row>
        <table:table-row>
          <table:table-cell table:style-name="Таблица1.A2" office:value-type="string">
            <text:p text:style-name="P1">получить <text:span text:style-name="T4">координаты МЫШКИ относительно монитора</text:span></text:p>
          </table:table-cell>
          <table:table-cell table:style-name="Таблица1.B2" office:value-type="string">
            <text:p text:style-name="P58">xm = cursor().pos().x();</text:p>
            <text:p text:style-name="P58">ym = cursor().pos().y();</text:p>
          </table:table-cell>
        </table:table-row>
        <table:table-row>
          <table:table-cell table:style-name="Таблица1.A2" office:value-type="string">
            <text:p text:style-name="P1">вычислить <text:span text:style-name="T4">координаты Мышки относительно окна</text:span></text:p>
          </table:table-cell>
          <table:table-cell table:style-name="Таблица1.B2" office:value-type="string">
            <text:p text:style-name="P58">xm = cursor().pos().x() - pos().x();</text:p>
            <text:p text:style-name="P58">ym = cursor().pos().y() - pos().y();</text:p>
          </table:table-cell>
        </table:table-row>
        <table:table-row>
          <table:table-cell table:style-name="Таблица1.B2" table:number-columns-spanned="2" office:value-type="string">
            <text:p text:style-name="P16">Обработка щелчка мышкой</text:p>
          </table:table-cell>
          <table:covered-table-cell/>
        </table:table-row>
        <table:table-row>
          <table:table-cell table:style-name="Таблица1.A2" office:value-type="string">
            <text:p text:style-name="P1">пишу в <text:span text:style-name="T2">mainwindow.h</text:span></text:p>
          </table:table-cell>
          <table:table-cell table:style-name="Таблица1.B2" office:value-type="string">
            <text:p text:style-name="P32">#include &lt;QMouseEvent&gt;</text:p>
            <text:p text:style-name="P32"/>
            <text:p text:style-name="P32">public:</text:p>
            <text:p text:style-name="P32"><text:s text:c="2"/>void mousePressEvent(QMouseEvent *event);</text:p>
          </table:table-cell>
        </table:table-row>
        <table:table-row>
          <table:table-cell table:style-name="Таблица1.A2" office:value-type="string">
            <text:p text:style-name="P15">пишу в <text:span text:style-name="T2">mainwindow.cpp</text:span></text:p>
          </table:table-cell>
          <table:table-cell table:style-name="Таблица1.B2" office:value-type="string">
            <text:p text:style-name="P53">void MainWindow<text:span text:style-name="T4">::</text:span>mousePressEvent(QMouseEvent *event)</text:p>
            <text:p text:style-name="P53">{</text:p>
            <text:p text:style-name="P30"><text:span text:style-name="T24"><text:s text:c="10"/></text:span><text:span text:style-name="T15">// координаты мыши</text:span></text:p>
            <text:p text:style-name="P58"><text:s text:c="4"/>int xm = event-&gt;x();</text:p>
            <text:p text:style-name="P58"><text:s text:c="4"/>int ym = event-&gt;y();</text:p>
            <text:p text:style-name="P53">}</text:p>
          </table:table-cell>
        </table:table-row>
        <table:table-row>
          <table:table-cell table:style-name="Таблица1.B2" table:number-columns-spanned="2" office:value-type="string">
            <text:p text:style-name="P56">Вставка картинки</text:p>
            <text:p text:style-name="P32"/>
            <text:p text:style-name="P32">1) <text:span text:style-name="T16">создаю ресурс-файл</text:span></text:p>
            <text:p text:style-name="P40">2) добавляю туда картинку</text:p>
            <text:p text:style-name="P32"><text:span text:style-name="T16">3) создаю </text:span><text:span text:style-name="T1">Label</text:span></text:p>
            <text:p text:style-name="P32"><text:span text:style-name="T1">4) </text:span><text:span text:style-name="T16">делаю его размер таким же, как и у картинки</text:span></text:p>
            <text:p text:style-name="P40">5) пишу</text:p>
            <text:p text:style-name="P30"><text:span text:style-name="T27"><text:s text:c="8"/></text:span><text:span text:style-name="T12">ui-&gt;label-&gt;setPixmap( QPixmap(":/new/prefix1/pic1.png") );</text:span></text:p>
            <text:p text:style-name="P41"/>
          </table:table-cell>
          <table:covered-table-cell/>
        </table:table-row>
        <table:table-row table:style-name="Таблица1.70">
          <table:table-cell table:style-name="Таблица1.A2" office:value-type="string">
            <text:p text:style-name="P44">получить координаты объекта</text:p>
          </table:table-cell>
          <table:table-cell table:style-name="Таблица1.B2" office:value-type="string">
            <text:p text:style-name="P44">xp = ui<text:span text:style-name="T4">-&gt;</text:span>label_2<text:span text:style-name="T4">-&gt;</text:span>pos().x();</text:p>
          </table:table-cell>
        </table:table-row>
        <text:soft-page-break/>
        <table:table-row>
          <table:table-cell table:style-name="Таблица1.B2" table:number-columns-spanned="2" office:value-type="string">
            <text:p text:style-name="P56">Считываем из типизированного файла </text:p>
          </table:table-cell>
          <table:covered-table-cell/>
        </table:table-row>
        <table:table-row table:style-name="Таблица1.72">
          <table:table-cell table:style-name="Таблица1.A2" office:value-type="string">
            <text:p text:style-name="P44">Считываем все записи из файла</text:p>
          </table:table-cell>
          <table:table-cell table:style-name="Таблица1.B2" office:value-type="string">
            <text:p text:style-name="P63">f-&gt;open(QFile::ReadOnly);</text:p>
            <text:p text:style-name="P63"/>
            <text:p text:style-name="P64">QString s;</text:p>
            <text:p text:style-name="P64"/>
            <text:p text:style-name="P64">while(f-&gt;atEnd() == false)</text:p>
            <text:p text:style-name="P78">{</text:p>
            <text:p text:style-name="P64"><text:s text:c="4"/>QDataStream in1(f);</text:p>
            <text:p text:style-name="P64"><text:s text:c="4"/>in1 &gt;&gt; s;</text:p>
            <text:p text:style-name="P64"><text:s text:c="4"/>ui-&gt;textEdit-&gt;append(s);</text:p>
            <text:p text:style-name="P64">}</text:p>
            <text:p text:style-name="P64"/>
            <text:p text:style-name="P64">f-&gt;close();</text:p>
            <text:p text:style-name="P63"/>
          </table:table-cell>
        </table:table-row>
        <table:table-row>
          <table:table-cell table:style-name="Таблица1.B2" table:number-columns-spanned="2" office:value-type="string">
            <text:p text:style-name="P56">События нажатия на клавиатуру</text:p>
          </table:table-cell>
          <table:covered-table-cell/>
        </table:table-row>
        <table:table-row>
          <table:table-cell table:style-name="Таблица1.A2" office:value-type="string">
            <text:p text:style-name="P44">Пишем в файле <text:span text:style-name="T1">mainwindow.h</text:span></text:p>
          </table:table-cell>
          <table:table-cell table:style-name="Таблица1.B2" office:value-type="string">
            <text:p text:style-name="P44">public:</text:p>
            <text:p text:style-name="P69"><text:span text:style-name="T26"><text:s text:c="7"/></text:span><text:s/>void <text:span text:style-name="T29">keyPressEvent</text:span>(QKeyEvent *event);</text:p>
          </table:table-cell>
        </table:table-row>
        <table:table-row>
          <table:table-cell table:style-name="Таблица1.A2" office:value-type="string">
            <text:p text:style-name="P44">Пишем в файле <text:span text:style-name="T1">mainwindow.cpp</text:span></text:p>
            <text:p text:style-name="P44">подключаем библиотеку</text:p>
          </table:table-cell>
          <table:table-cell table:style-name="Таблица1.B2" office:value-type="string">
            <text:p text:style-name="P44">#include "QKeyEvent"</text:p>
          </table:table-cell>
        </table:table-row>
        <table:table-row>
          <table:table-cell table:style-name="Таблица1.B2" table:number-columns-spanned="2" office:value-type="string">
            <text:p text:style-name="P44">Пишем код:</text:p>
            <text:p text:style-name="P44"/>
            <text:p text:style-name="P44">void MainWindow::<text:span text:style-name="T29">keyPressEvent</text:span>(QKeyEvent *event)</text:p>
            <text:p text:style-name="P30">{</text:p>
            <text:p text:style-name="P30"><text:s text:c="4"/>if(event-&gt;key() == Qt::Key_1)</text:p>
            <text:p text:style-name="P30"><text:s text:c="4"/>{</text:p>
            <text:p text:style-name="P30"><text:s text:c="8"/>ui-&gt;e1-&gt;setText("1");</text:p>
            <text:p text:style-name="P76"><text:s text:c="4"/>}</text:p>
            <text:p text:style-name="P30"><text:s text:c="4"/>if(event-&gt;key() == Qt::Key_A)</text:p>
            <text:p text:style-name="P30"><text:s text:c="4"/>{</text:p>
            <text:p text:style-name="P30"><text:s text:c="8"/>ui-&gt;e1-&gt;setText("A");</text:p>
            <text:p text:style-name="P30"><text:s text:c="4"/>}</text:p>
            <text:p text:style-name="P30">}</text:p>
            <text:p text:style-name="P44"/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56">Файлы (продолжение)</text:p>
          </table:table-cell>
          <table:covered-table-cell/>
        </table:table-row>
        <table:table-row>
          <table:table-cell table:style-name="Таблица1.A2" office:value-type="string">
            <text:p text:style-name="P44">Удалить файл</text:p>
          </table:table-cell>
          <table:table-cell table:style-name="Таблица1.B2" office:value-type="string">
            <text:p text:style-name="P63"><text:s/>f-&gt;remove();</text:p>
          </table:table-cell>
        </table:table-row>
        <table:table-row>
          <table:table-cell table:style-name="Таблица1.A2" office:value-type="string">
            <text:p text:style-name="P44">Переименовать файл</text:p>
          </table:table-cell>
          <table:table-cell table:style-name="Таблица1.B2" office:value-type="string">
            <text:p text:style-name="P63"><text:s/>f-&gt;rename("oldName.txt","newName.txt");</text:p>
          </table:table-cell>
        </table:table-row>
        <table:table-row>
          <table:table-cell table:style-name="Таблица1.B2" table:number-columns-spanned="2" office:value-type="string">
            <text:p text:style-name="P56">Текстовые файлы</text:p>
          </table:table-cell>
          <table:covered-table-cell/>
        </table:table-row>
        <table:table-row>
          <table:table-cell table:style-name="Таблица1.A2" office:value-type="string">
            <text:p text:style-name="P44">Подключаем библиотеки</text:p>
          </table:table-cell>
          <table:table-cell table:style-name="Таблица1.B2" office:value-type="string">
            <text:p text:style-name="P63">#include "QFile"</text:p>
            <text:p text:style-name="P65">#include "Q<text:span text:style-name="T4">Text</text:span>Stream"</text:p>
          </table:table-cell>
        </table:table-row>
        <table:table-row>
          <table:table-cell table:style-name="Таблица1.A2" office:value-type="string">
            <text:p text:style-name="P44">Добавление текста в текстовый файл</text:p>
          </table:table-cell>
          <table:table-cell table:style-name="Таблица1.B2" office:value-type="string">
            <text:p text:style-name="P66"><text:span text:style-name="T21">f-&gt;</text:span><text:span text:style-name="T20">open</text:span><text:span text:style-name="T21">(QFile::Append);</text:span></text:p>
            <text:p text:style-name="P65">Q<text:span text:style-name="T4">Text</text:span>Stream out1(f);</text:p>
            <text:p text:style-name="P65">out1 &lt;&lt; s;</text:p>
            <text:p text:style-name="P65">f-&gt;<text:span text:style-name="T29">close</text:span>();</text:p>
          </table:table-cell>
        </table:table-row>
        <text:soft-page-break/>
        <table:table-row>
          <table:table-cell table:style-name="Таблица1.A2" office:value-type="string">
            <text:p text:style-name="P44">Чтение текста из текстового файла</text:p>
          </table:table-cell>
          <table:table-cell table:style-name="Таблица1.B2" office:value-type="string">
            <text:p text:style-name="P63">f-&gt;<text:span text:style-name="T29">open</text:span>(QFile::ReadOnly);</text:p>
            <text:p text:style-name="P79">Q<text:span text:style-name="T4">Text</text:span>Stream in1(f);</text:p>
            <text:p text:style-name="P65">while(in1.atEnd() == false)</text:p>
            <text:p text:style-name="P65">{</text:p>
            <text:p text:style-name="P65"><text:s text:c="4"/>in1 &gt;&gt; s;</text:p>
            <text:p text:style-name="P65"><text:s text:c="4"/>ui-&gt;textEdit-&gt;append(s);</text:p>
            <text:p text:style-name="P79">}</text:p>
            <text:p text:style-name="P65">f-&gt;<text:span text:style-name="T29">close</text:span>();</text:p>
          </table:table-cell>
        </table:table-row>
        <table:table-row>
          <table:table-cell table:style-name="Таблица1.B2" table:number-columns-spanned="2" office:value-type="string">
            <text:p text:style-name="P56">Вывод сообщений в консоль</text:p>
          </table:table-cell>
          <table:covered-table-cell/>
        </table:table-row>
        <table:table-row>
          <table:table-cell table:style-name="Таблица1.A2" office:value-type="string">
            <text:p text:style-name="P44">Подключаем библиотеку</text:p>
          </table:table-cell>
          <table:table-cell table:style-name="Таблица1.B2" office:value-type="string">
            <text:p text:style-name="P44">#include &lt;QDebug&gt;</text:p>
          </table:table-cell>
        </table:table-row>
        <table:table-row>
          <table:table-cell table:style-name="Таблица1.A2" office:value-type="string">
            <text:p text:style-name="P44">Выводим сообщение в консоль</text:p>
          </table:table-cell>
          <table:table-cell table:style-name="Таблица1.B2" office:value-type="string">
            <text:p text:style-name="P44">qDebug() &lt;&lt; "chislo " &lt;&lt; 218;</text:p>
          </table:table-cell>
        </table:table-row>
        <table:table-row>
          <table:table-cell table:style-name="Таблица1.B2" table:number-columns-spanned="2" office:value-type="string">
            <text:p text:style-name="P56">Сохранить картинку в формате <text:span text:style-name="T1">PNG</text:span></text:p>
          </table:table-cell>
          <table:covered-table-cell/>
        </table:table-row>
        <table:table-row>
          <table:table-cell table:style-name="Таблица1.A2" office:value-type="string">
            <text:p text:style-name="P44">Подключаем библиотеку</text:p>
          </table:table-cell>
          <table:table-cell table:style-name="Таблица1.B2" office:value-type="string">
            <text:p text:style-name="P44">#include &lt;QPixmap&gt;</text:p>
          </table:table-cell>
        </table:table-row>
        <table:table-row>
          <table:table-cell table:style-name="Таблица1.A2" office:value-type="string">
            <text:p text:style-name="P44">Сохраняем изображение из <text:s/>graphicsView</text:p>
          </table:table-cell>
          <table:table-cell table:style-name="Таблица1.B2" office:value-type="string">
            <text:p text:style-name="P51">QPixmap pm = QPixmap::grabWidget(ui-&gt;graphicsView);</text:p>
            <text:p text:style-name="P67">pm.save("picture.png");</text:p>
          </table:table-cell>
        </table:table-row>
        <table:table-row>
          <table:table-cell table:style-name="Таблица1.B2" table:number-columns-spanned="2" office:value-type="string">
            <text:p text:style-name="P56">Встроенное окно для выбора цвета</text:p>
          </table:table-cell>
          <table:covered-table-cell/>
        </table:table-row>
        <table:table-row>
          <table:table-cell table:style-name="Таблица1.A2" office:value-type="string">
            <text:p text:style-name="P44">Подключаем библиотеку</text:p>
          </table:table-cell>
          <table:table-cell table:style-name="Таблица1.B2" office:value-type="string">
            <text:p text:style-name="P44">#include &lt;QColorDialog&gt;</text:p>
          </table:table-cell>
        </table:table-row>
        <table:table-row>
          <table:table-cell table:style-name="Таблица1.A2" office:value-type="string">
            <text:p text:style-name="P44">Создаём переменную, хранящую цвет</text:p>
          </table:table-cell>
          <table:table-cell table:style-name="Таблица1.B2" office:value-type="string">
            <text:p text:style-name="P44">QColor myColor;</text:p>
          </table:table-cell>
        </table:table-row>
        <table:table-row>
          <table:table-cell table:style-name="Таблица1.A2" office:value-type="string">
            <text:p text:style-name="P44">Задаём начальное значение переменной</text:p>
          </table:table-cell>
          <table:table-cell table:style-name="Таблица1.B2" office:value-type="string">
            <text:p text:style-name="P44">myColor = Qt::white;</text:p>
          </table:table-cell>
        </table:table-row>
        <table:table-row>
          <table:table-cell table:style-name="Таблица1.A2" office:value-type="string">
            <text:p text:style-name="P44">Вызываем диалоговое окно для выбора цвета и сохраняем выбранный цвет в переменную myColor</text:p>
          </table:table-cell>
          <table:table-cell table:style-name="Таблица1.B2" office:value-type="string">
            <text:p text:style-name="P44">myColor = QColorDialog::getColor();</text:p>
            <text:p text:style-name="P44"/>
          </table:table-cell>
        </table:table-row>
        <table:table-row>
          <table:table-cell table:style-name="Таблица1.A2" office:value-type="string">
            <text:p text:style-name="P42">Используем выбранный цвет для рисования</text:p>
            <text:p text:style-name="P44"/>
            <text:p text:style-name="P44">если после выбора нажата <text:span text:style-name="T1">OK, </text:span>то присваиваем перу выбранный цвет</text:p>
            <text:p text:style-name="P44"/>
            <text:p text:style-name="P44">если нажата кнопка <text:span text:style-name="T1">Cancel </text:span>или крестик<text:span text:style-name="T1">, </text:span>то ничего не делаем</text:p>
          </table:table-cell>
          <table:table-cell table:style-name="Таблица1.B2" office:value-type="string">
            <text:p text:style-name="P44">QPen pen;</text:p>
            <text:p text:style-name="P44"/>
            <text:p text:style-name="P44">if(myColor.isValid())</text:p>
            <text:p text:style-name="P33">{</text:p>
            <text:p text:style-name="P33"><text:s text:c="5"/>// ok</text:p>
            <text:p text:style-name="P33"><text:s text:c="5"/>pen.setColor(myColor);</text:p>
            <text:p text:style-name="P33">}</text:p>
            <text:p text:style-name="P33">else</text:p>
            <text:p text:style-name="P33">{</text:p>
            <text:p text:style-name="P33"><text:s text:c="5"/>// cancel</text:p>
            <text:p text:style-name="P33">}</text:p>
          </table:table-cell>
        </table:table-row>
        <table:table-row>
          <table:table-cell table:style-name="Таблица1.B2" table:number-columns-spanned="2" office:value-type="string">
            <text:p text:style-name="P56">Встроенное окно для выбора шрифта</text:p>
          </table:table-cell>
          <table:covered-table-cell/>
        </table:table-row>
        <table:table-row>
          <table:table-cell table:style-name="Таблица1.A2" office:value-type="string">
            <text:p text:style-name="P44">Подключаем библиотеку</text:p>
          </table:table-cell>
          <table:table-cell table:style-name="Таблица1.B2" office:value-type="string">
            <text:p text:style-name="P44">#include &lt;QFontDialog&gt;</text:p>
          </table:table-cell>
        </table:table-row>
        <table:table-row>
          <table:table-cell table:style-name="Таблица1.A2" office:value-type="string">
            <text:p text:style-name="P44">Создаём переменную типа «шрифт»</text:p>
          </table:table-cell>
          <table:table-cell table:style-name="Таблица1.B2" office:value-type="string">
            <text:p text:style-name="P44"><text:s/>QFont fnt;</text:p>
          </table:table-cell>
        </table:table-row>
        <table:table-row table:style-name="Таблица1.99">
          <table:table-cell table:style-name="Таблица1.A2" office:value-type="string">
            <text:p text:style-name="P44">Вызываем диалоговое окно для выбора шрифта и сохраняем выбранный шрифт в переменную fnt</text:p>
          </table:table-cell>
          <table:table-cell table:style-name="Таблица1.B2" office:value-type="string">
            <text:p text:style-name="P44">bool ok;</text:p>
            <text:p text:style-name="P33">fnt = QFontDialog::getFont(&amp;ok);</text:p>
          </table:table-cell>
        </table:table-row>
        <text:soft-page-break/>
        <table:table-row>
          <table:table-cell table:style-name="Таблица1.A2" office:value-type="string">
            <text:p text:style-name="P42">Используем выбранный шрифт</text:p>
            <text:p text:style-name="P44"/>
            <text:p text:style-name="P44">Если нажата кнопка <text:span text:style-name="T1">OK, </text:span>то применяем шрифт к надписи</text:p>
            <text:p text:style-name="P44"/>
            <text:p text:style-name="P44"/>
            <text:p text:style-name="P44">Если нажата кнопка <text:span text:style-name="T1">Cancel </text:span>или крестик, то ничего не делаем</text:p>
          </table:table-cell>
          <table:table-cell table:style-name="Таблица1.B2" office:value-type="string">
            <text:p text:style-name="P44">if(ok == true)</text:p>
            <text:p text:style-name="P33">{</text:p>
            <text:p text:style-name="P33"><text:s text:c="8"/>// ok</text:p>
            <text:p text:style-name="P33"><text:s text:c="8"/>ui-&gt;label_1-&gt;setFont(fnt);</text:p>
            <text:p text:style-name="P33">}</text:p>
            <text:p text:style-name="P33">else</text:p>
            <text:p text:style-name="P33">{</text:p>
            <text:p text:style-name="P33"><text:s text:c="8"/>// cancel</text:p>
            <text:p text:style-name="P33"><text:s/>}</text:p>
            <text:p text:style-name="P44"/>
          </table:table-cell>
        </table:table-row>
        <table:table-row>
          <table:table-cell table:style-name="Таблица1.B2" table:number-columns-spanned="2" office:value-type="string">
            <text:p text:style-name="P56">Диалоговое окно ввода</text:p>
          </table:table-cell>
          <table:covered-table-cell/>
        </table:table-row>
        <table:table-row>
          <table:table-cell table:style-name="Таблица1.A2" office:value-type="string">
            <text:p text:style-name="P44">Подключаем библиотеку</text:p>
          </table:table-cell>
          <table:table-cell table:style-name="Таблица1.B2" office:value-type="string">
            <text:p text:style-name="P44">#include &lt;QInputDialog&gt;</text:p>
          </table:table-cell>
        </table:table-row>
        <table:table-row>
          <table:table-cell table:style-name="Таблица1.B2" table:number-columns-spanned="2" office:value-type="string">
            <text:p text:style-name="P44">Вызываем диалоговое окно ввода и записываем введённое значение в строку <text:span text:style-name="T1">s</text:span></text:p>
            <text:p text:style-name="P75"/>
            <text:p text:style-name="P33">bool ok;</text:p>
            <text:p text:style-name="P33">QString s = QInputDialog::getText(0,"Окно для ввода","Введите строку",QLineEdit::Normal,"моя строка", &amp;ok);</text:p>
          </table:table-cell>
          <table:covered-table-cell/>
        </table:table-row>
        <table:table-row>
          <table:table-cell table:style-name="Таблица1.A2" office:value-type="string">
            <text:p text:style-name="P42">Используем введённое значение</text:p>
            <text:p text:style-name="P44"/>
            <text:p text:style-name="P44">Если нажата кнопка <text:span text:style-name="T1">OK, </text:span>то присваиваем значение надписи</text:p>
            <text:p text:style-name="P44"/>
            <text:p text:style-name="P44">Если нажата кнопка <text:span text:style-name="T1">Cancel </text:span>или крестик, то ничего не делаем</text:p>
          </table:table-cell>
          <table:table-cell table:style-name="Таблица1.B2" office:value-type="string">
            <text:p text:style-name="P44">if(ok == true)</text:p>
            <text:p text:style-name="P33">{</text:p>
            <text:p text:style-name="P33"><text:s text:c="5"/>// ok</text:p>
            <text:p text:style-name="P33"><text:s text:c="5"/>ui-&gt;label_2-&gt;setText(s);</text:p>
            <text:p text:style-name="P33">}</text:p>
            <text:p text:style-name="P33">else</text:p>
            <text:p text:style-name="P33">{</text:p>
            <text:p text:style-name="P33"><text:s text:c="5"/>// cancel</text:p>
            <text:p text:style-name="P33">}</text:p>
          </table:table-cell>
        </table:table-row>
        <table:table-row>
          <table:table-cell table:style-name="Таблица1.B2" table:number-columns-spanned="2" office:value-type="string">
            <text:p text:style-name="P56">Диалоговые окна для работы с файлами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56">Выбор файла</text:p>
          </table:table-cell>
          <table:covered-table-cell/>
        </table:table-row>
        <table:table-row>
          <table:table-cell table:style-name="Таблица1.A2" office:value-type="string">
            <text:p text:style-name="P44">Подключаем библиотеку</text:p>
          </table:table-cell>
          <table:table-cell table:style-name="Таблица1.B2" office:value-type="string">
            <text:p text:style-name="P44">#include &lt;QFileDialog&gt;</text:p>
          </table:table-cell>
        </table:table-row>
        <table:table-row>
          <table:table-cell table:style-name="Таблица1.B2" table:number-columns-spanned="2" office:value-type="string">
            <text:p text:style-name="P44">Открываем диалоговое окно для <text:span text:style-name="T4">выбора файла</text:span> и сохраняем путь к нему в строку <text:span text:style-name="T1">s</text:span></text:p>
            <text:p text:style-name="P38"/>
            <text:p text:style-name="P44"><text:span text:style-name="T1">QString</text:span><text:span text:style-name="T1"> s;</text:span></text:p>
            <text:p text:style-name="P33">s = QFileDialog::getOpenFileName(0,"Выберите файл", "", "*.nin *.dat");</text:p>
            <text:p text:style-name="P38"/>
          </table:table-cell>
          <table:covered-table-cell/>
        </table:table-row>
        <table:table-row table:style-name="Таблица1.109">
          <table:table-cell table:style-name="Таблица1.A2" office:value-type="string">
            <text:p text:style-name="P42">Использование полученного пути</text:p>
            <text:p text:style-name="P44"/>
            <text:p text:style-name="P44">Если файл выбран (строка непустая), то делаем что-то</text:p>
            <text:p text:style-name="P44"/>
            <text:p text:style-name="P44">Если операция выбора отменена, то делаем что-то</text:p>
          </table:table-cell>
          <table:table-cell table:style-name="Таблица1.B2" office:value-type="string">
            <text:p text:style-name="P44">if(s != "")</text:p>
            <text:p text:style-name="P33">{</text:p>
            <text:p text:style-name="P33"><text:s text:c="5"/>// <text:span text:style-name="T1">OK</text:span> </text:p>
            <text:p text:style-name="P33">}</text:p>
            <text:p text:style-name="P33">else</text:p>
            <text:p text:style-name="P33">{</text:p>
            <text:p text:style-name="P33"><text:s text:c="5"/>// <text:span text:style-name="T1">cancel</text:span></text:p>
            <text:p text:style-name="P33">}</text:p>
          </table:table-cell>
        </table:table-row>
        <text:soft-page-break/>
        <table:table-row>
          <table:table-cell table:style-name="Таблица1.B2" table:number-columns-spanned="2" office:value-type="string">
            <text:p text:style-name="P43">Выбор папки</text:p>
          </table:table-cell>
          <table:covered-table-cell/>
        </table:table-row>
        <table:table-row table:style-name="Таблица1.111">
          <table:table-cell table:style-name="Таблица1.A2" office:value-type="string">
            <text:p text:style-name="P44">Подключаем библиотеку</text:p>
          </table:table-cell>
          <table:table-cell table:style-name="Таблица1.B2" office:value-type="string">
            <text:p text:style-name="P44">#include &lt;QFileDialog&gt;</text:p>
          </table:table-cell>
        </table:table-row>
        <table:table-row>
          <table:table-cell table:style-name="Таблица1.B2" table:number-columns-spanned="2" office:value-type="string">
            <text:p text:style-name="P44">Открываем диалоговое окно для <text:span text:style-name="T4">выбора папки</text:span> и сохраняем путь к ней в строку <text:span text:style-name="T1">s</text:span></text:p>
            <text:p text:style-name="P38"/>
            <text:p text:style-name="P44"><text:span text:style-name="T1">QString</text:span><text:span text:style-name="T1"> s;</text:span></text:p>
            <text:p text:style-name="P33">s = QFileDialog::getExistingDirectory(0,"Выберите папку", "");</text:p>
          </table:table-cell>
          <table:covered-table-cell/>
        </table:table-row>
        <table:table-row>
          <table:table-cell table:style-name="Таблица1.A2" office:value-type="string">
            <text:p text:style-name="P42">Используем полученный путь</text:p>
            <text:p text:style-name="P44"/>
            <text:p text:style-name="P44">Если папка выбрана (строка непустая), то создаём в этой папке два файла</text:p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>Если операция выбора отменена, то ничего не делаем</text:p>
          </table:table-cell>
          <table:table-cell table:style-name="Таблица1.B2" office:value-type="string">
            <text:p text:style-name="P34"><text:s text:c="4"/>if(s != "")</text:p>
            <text:p text:style-name="P33"><text:s text:c="4"/>{</text:p>
            <text:p text:style-name="P33"><text:s text:c="11"/>QFile *f1;</text:p>
            <text:p text:style-name="P33"><text:s text:c="11"/>f1 = new QFile(s + "/my_file_1.dat");</text:p>
            <text:p text:style-name="P33"><text:s text:c="11"/>f1-&gt;<text:span text:style-name="T29">open</text:span>(QFile::WriteOnly);</text:p>
            <text:p text:style-name="P77"><text:s text:c="11"/>f1-&gt;<text:span text:style-name="T29">close</text:span>();</text:p>
            <text:p text:style-name="P33"><text:s text:c="11"/>QFile *f2;</text:p>
            <text:p text:style-name="P33"><text:s text:c="11"/>f2 = new QFile(s + "/my_file_2.dat");</text:p>
            <text:p text:style-name="P33"><text:s text:c="11"/>f2-&gt;<text:span text:style-name="T29">open</text:span>(QFile::WriteOnly);</text:p>
            <text:p text:style-name="P77"><text:s text:c="11"/>f2-&gt;<text:span text:style-name="T29">close</text:span>();</text:p>
            <text:p text:style-name="P33"><text:s text:c="4"/>}</text:p>
            <text:p text:style-name="P33"><text:s text:c="4"/>else</text:p>
            <text:p text:style-name="P33"><text:s text:c="4"/>{</text:p>
            <text:p text:style-name="P33"><text:s text:c="10"/>// <text:span text:style-name="T1">cancel</text:span></text:p>
            <text:p text:style-name="P33"><text:s text:c="4"/>}</text:p>
          </table:table-cell>
        </table:table-row>
        <table:table-row>
          <table:table-cell table:style-name="Таблица1.B2" table:number-columns-spanned="2" office:value-type="string">
            <text:p text:style-name="P56">Сохранение файла</text:p>
          </table:table-cell>
          <table:covered-table-cell/>
        </table:table-row>
        <table:table-row>
          <table:table-cell table:style-name="Таблица1.A2" office:value-type="string">
            <text:p text:style-name="P44">Подключаем библиотеку</text:p>
          </table:table-cell>
          <table:table-cell table:style-name="Таблица1.B2" office:value-type="string">
            <text:p text:style-name="P44">#include &lt;QFileDialog&gt;</text:p>
          </table:table-cell>
        </table:table-row>
        <table:table-row>
          <table:table-cell table:style-name="Таблица1.B2" table:number-columns-spanned="2" office:value-type="string">
            <text:p text:style-name="P44">Открываем окно для <text:span text:style-name="T4">сохранения файла</text:span> и сохраняем путь к нему в строку <text:span text:style-name="T1">s</text:span></text:p>
            <text:p text:style-name="P44"/>
            <text:p text:style-name="P34">QString s;</text:p>
            <text:p text:style-name="P33">s = QFileDialog::getSaveFileName(0,"Сохранить файл", "Проект1","*.nin");</text:p>
          </table:table-cell>
          <table:covered-table-cell/>
        </table:table-row>
        <table:table-row>
          <table:table-cell table:style-name="Таблица1.A2" office:value-type="string">
            <text:p text:style-name="P42">Используем полученный путь</text:p>
            <text:p text:style-name="P44"/>
            <text:p text:style-name="P44">Если строка непустая, то создаём файл</text:p>
            <text:p text:style-name="P44"/>
            <text:p text:style-name="P44"/>
          </table:table-cell>
          <table:table-cell table:style-name="Таблица1.B2" office:value-type="string">
            <text:p text:style-name="P44">if(s != "")</text:p>
            <text:p text:style-name="P33">{</text:p>
            <text:p text:style-name="P33"><text:s text:c="8"/>QFile *f;</text:p>
            <text:p text:style-name="P33"><text:s text:c="8"/>f = new QFile(s);</text:p>
            <text:p text:style-name="P33"><text:s text:c="8"/>f-&gt;<text:span text:style-name="T29">open</text:span>(QFile::WriteOnly);</text:p>
            <text:p text:style-name="P33"><text:s text:c="8"/>f-&gt;<text:span text:style-name="T29">close</text:span>();</text:p>
            <text:p text:style-name="P33">}</text:p>
          </table:table-cell>
        </table:table-row>
        <table:table-row>
          <table:table-cell table:style-name="Таблица1.B2" table:number-columns-spanned="2" office:value-type="string">
            <text:p text:style-name="P56">Возможность щелчка по кнопке</text:p>
          </table:table-cell>
          <table:covered-table-cell/>
        </table:table-row>
        <table:table-row>
          <table:table-cell table:style-name="Таблица1.A2" office:value-type="string">
            <text:p text:style-name="P44">Сделать так, чтобы на кнопку <text:span text:style-name="T1">b1 </text:span><text:span text:style-name="T4">нельзя</text:span> было нажать</text:p>
          </table:table-cell>
          <table:table-cell table:style-name="Таблица1.B2" office:value-type="string">
            <text:p text:style-name="P44">ui-&gt;b1-&gt;setEnabled(false);</text:p>
          </table:table-cell>
        </table:table-row>
        <table:table-row>
          <table:table-cell table:style-name="Таблица1.A2" office:value-type="string">
            <text:p text:style-name="P44">Сделать так, чтобы на кнопку <text:span text:style-name="T1">b1 </text:span><text:span text:style-name="T4">можно</text:span> было нажать</text:p>
          </table:table-cell>
          <table:table-cell table:style-name="Таблица1.B2" office:value-type="string">
            <text:p text:style-name="P44">ui-&gt;b1-&gt;setEnabled(true);</text:p>
          </table:table-cell>
        </table:table-row>
        <table:table-row>
          <table:table-cell table:style-name="Таблица1.B2" table:number-columns-spanned="2" office:value-type="string">
            <text:p text:style-name="P56">Стили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42"><text:s/><text:span text:style-name="T22">Изменение внешнего вида кнопок</text:span></text:p>
            <text:p text:style-name="P44"/>
            <text:p text:style-name="P44">ui-&gt;b1-&gt;setStyleSheet(" <text:s/>background-color: #999999; <text:s/>color: #FFFFFF; <text:s text:c="2"/>");</text:p>
            <text:p text:style-name="P33">ui-&gt;b2-&gt;setStyleSheet(" <text:s/>background-color: #0000FF; <text:s/>color: #FFFFFF; <text:s text:c="2"/>");</text:p>
          </table:table-cell>
          <table:covered-table-cell/>
        </table:table-row>
        <text:soft-page-break/>
        <table:table-row>
          <table:table-cell table:style-name="Таблица1.A2" office:value-type="string">
            <text:p text:style-name="P44">Задать иконку приложения</text:p>
          </table:table-cell>
          <table:table-cell table:style-name="Таблица1.B2" office:value-type="string">
            <text:p text:style-name="P44">this-&gt;setWindowIcon(QIcon(":/icc.png"));</text:p>
          </table:table-cell>
        </table:table-row>
        <table:table-row>
          <table:table-cell table:style-name="Таблица1.A2" office:value-type="string">
            <text:p text:style-name="P44">Заблокировать крестик в верхней части окна </text:p>
          </table:table-cell>
          <table:table-cell table:style-name="Таблица1.B2" office:value-type="string">
            <text:p text:style-name="P44"><text:s text:c="3"/>this-&gt;setWindowFlags(Qt::Window | Qt::WindowMinimizeButtonHint | Qt::WindowMaximizeButtonHint | Qt::CustomizeWindowHint); </text:p>
            <text:p text:style-name="P44"/>
          </table:table-cell>
        </table:table-row>
        <table:table-row>
          <table:table-cell table:style-name="Таблица1.B2" table:number-columns-spanned="2" office:value-type="string">
            <text:p text:style-name="P56">Консольный режим <text:span text:style-name="T1">Qt</text:span></text:p>
          </table:table-cell>
          <table:covered-table-cell/>
        </table:table-row>
        <table:table-row>
          <table:table-cell table:style-name="Таблица1.A2" office:value-type="string">
            <text:p text:style-name="P42">Считать два числа и вывести их сумму на экран</text:p>
            <text:p text:style-name="P42"/>
            <text:p text:style-name="P44">В начале программы осуществлять только <text:span text:style-name="T4">ввод</text:span> данных</text:p>
            <text:p text:style-name="P44"/>
            <text:p text:style-name="P44">Только после окончания ввода можно делать <text:span text:style-name="T4">вывод</text:span> данных</text:p>
          </table:table-cell>
          <table:table-cell table:style-name="Таблица1.B2" office:value-type="string">
            <text:p text:style-name="P70">#include &lt;QString&gt;</text:p>
            <text:p text:style-name="P71">#include &lt;QTextStream&gt;</text:p>
            <text:p text:style-name="P71">QTextStream cout(stdout);</text:p>
            <text:p text:style-name="P80">QTextStream cin(stdin);</text:p>
            <text:p text:style-name="P71">int main()</text:p>
            <text:p text:style-name="P71">{</text:p>
            <text:p text:style-name="P71"><text:s text:c="4"/>QString ss1 = cin.readLine();</text:p>
            <text:p text:style-name="P80"><text:s text:c="4"/>int n = ss1.toInt();</text:p>
            <text:p text:style-name="P71"><text:s text:c="4"/>QString ss2 = cin.readLine();</text:p>
            <text:p text:style-name="P80"><text:s text:c="4"/>int m = ss2.toInt();</text:p>
            <text:p text:style-name="P71"><text:s text:c="4"/>cout &lt;&lt; "N = " &lt;&lt; n &lt;&lt; "\n";</text:p>
            <text:p text:style-name="P80"><text:s text:c="4"/>cout &lt;&lt; "M = " &lt;&lt; m &lt;&lt; "\n";</text:p>
            <text:p text:style-name="P71"><text:s text:c="4"/>int ans = n + m;</text:p>
            <text:p text:style-name="P80"><text:s text:c="4"/>cout &lt;&lt; "Ans = " &lt;&lt; ans &lt;&lt; "\n";</text:p>
            <text:p text:style-name="P71"><text:s text:c="4"/>return 0;</text:p>
            <text:p text:style-name="P71">}</text:p>
          </table:table-cell>
        </table:table-row>
        <table:table-row>
          <table:table-cell table:style-name="Таблица1.A2" office:value-type="string">
            <text:p text:style-name="P44">Получить содержимое большого текстового поля</text:p>
          </table:table-cell>
          <table:table-cell table:style-name="Таблица1.B2" office:value-type="string">
            <text:p text:style-name="P70">QString s = ui-&gt;t1-&gt;toPlainText();</text:p>
            <text:p text:style-name="P70"/>
          </table:table-cell>
        </table:table-row>
        <table:table-row>
          <table:table-cell table:style-name="Таблица1.B2" table:number-columns-spanned="2" office:value-type="string">
            <text:p text:style-name="P56">Сохранения файла формата <text:span text:style-name="T1">UTF-8</text:span></text:p>
          </table:table-cell>
          <table:covered-table-cell/>
        </table:table-row>
        <table:table-row>
          <table:table-cell table:style-name="Таблица1.A2" office:value-type="string">
            <text:p text:style-name="P44">Сохранить в файл текст </text:p>
            <text:p text:style-name="P44">в формате <text:span text:style-name="T1">UTF-8</text:span></text:p>
          </table:table-cell>
          <table:table-cell table:style-name="Таблица1.B2" office:value-type="string">
            <text:p text:style-name="P70">QString fileName = ui-&gt;lineEdit-&gt;text();</text:p>
            <text:p text:style-name="P81">QString fileContent = ui-&gt;textEdit-&gt;toPlainText();</text:p>
            <text:p text:style-name="P72">QFile *f;</text:p>
            <text:p text:style-name="P72">f = new QFile(fileName);</text:p>
            <text:p text:style-name="P72">f-&gt;open(QFile::WriteOnly);</text:p>
            <text:p text:style-name="P73">QTextStream out1(f);</text:p>
            <text:p text:style-name="P74">out1.setCodec("UTF-8");</text:p>
            <text:p text:style-name="P73">out1 &lt;&lt; fileContent;</text:p>
            <text:p text:style-name="P72">f-&gt;close();</text:p>
          </table:table-cell>
        </table:table-row>
        <table:table-row>
          <table:table-cell table:style-name="Таблица1.B2" table:number-columns-spanned="2" office:value-type="string">
            <text:p text:style-name="P56">Отправка запросов на сервер</text:p>
          </table:table-cell>
          <table:covered-table-cell/>
        </table:table-row>
        <table:table-row table:style-name="Таблица1.131">
          <table:table-cell table:style-name="Таблица1.A2" office:value-type="string">
            <text:p text:style-name="P44">Открываем файл <text:span text:style-name="T34">.</text:span><text:span text:style-name="T35">pro </text:span></text:p>
            <text:p text:style-name="P44">и добавляем в него</text:p>
          </table:table-cell>
          <table:table-cell table:style-name="Таблица1.B2" office:value-type="string">
            <text:p text:style-name="P87">QT += network</text:p>
          </table:table-cell>
        </table:table-row>
        <text:soft-page-break/>
        <table:table-row table:style-name="Таблица1.132">
          <table:table-cell table:style-name="Таблица1.A2" office:value-type="string">
            <text:p text:style-name="P44">Подключаем библиотеки в заголовочном файле</text:p>
          </table:table-cell>
          <table:table-cell table:style-name="Таблица1.B2" office:value-type="string">
            <text:p text:style-name="P70">#include &lt;QNetworkAccessManager&gt;</text:p>
            <text:p text:style-name="P71">#include &lt;QNetworkRequest&gt;</text:p>
            <text:p text:style-name="P71">#include &lt;QNetworkReply&gt;</text:p>
            <text:p text:style-name="P71">#include &lt;QUrl&gt;</text:p>
          </table:table-cell>
        </table:table-row>
        <table:table-row>
          <table:table-cell table:style-name="Таблица1.A2" office:value-type="string">
            <text:p text:style-name="P44">В заголовочном файле описываем слот, который будет вызываться при получении ответа с сервера</text:p>
          </table:table-cell>
          <table:table-cell table:style-name="Таблица1.B2" office:value-type="string">
            <text:p text:style-name="P70">public slots:</text:p>
            <text:p text:style-name="P71"><text:s text:c="5"/>void my_web_slot(QNetworkReply * x);</text:p>
            <text:p text:style-name="P70"/>
          </table:table-cell>
        </table:table-row>
        <table:table-row>
          <table:table-cell table:style-name="Таблица1.B2" table:number-columns-spanned="2" office:value-type="string">
            <text:p text:style-name="P94">При нажатии на кнопку идёт извлечение текста из двух текстовых полей, формирование запроса и отправка его на сервер</text:p>
            <text:p text:style-name="P70"/>
            <text:p text:style-name="P89">// on btn click</text:p>
            <text:p text:style-name="P90">void MainWindow::on_pushButton_clicked()</text:p>
            <text:p text:style-name="P90">{</text:p>
            <text:p text:style-name="P90"><text:s text:c="4"/>QString s1 = ui-&gt;e1-&gt;text();</text:p>
            <text:p text:style-name="P95"><text:s text:c="4"/>QString s2 = ui-&gt;e2-&gt;text();</text:p>
            <text:p text:style-name="P90"><text:s text:c="4"/>QNetworkAccessManager * manager;</text:p>
            <text:p text:style-name="P90"><text:s text:c="4"/>manager = new QNetworkAccessManager(this);</text:p>
            <text:p text:style-name="P90"><text:s text:c="4"/>QString myQuery = "http://localhost/scr?a=" + s1 + "&amp;b=" + s2;</text:p>
            <text:p text:style-name="P90"><text:s text:c="4"/>qDebug() &lt;&lt; myQuery;</text:p>
            <text:p text:style-name="P90"><text:s text:c="4"/>connect(manager, SIGNAL(finished(QNetworkReply*)), this, SLOT(my_web_slot(QNetworkReply*)));</text:p>
            <text:p text:style-name="P90"><text:s text:c="4"/>manager-&gt;get(QNetworkRequest(QUrl(myQuery)));</text:p>
            <text:p text:style-name="P90">}</text:p>
            <text:p text:style-name="P70"/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94">Содержимое слота, срабатывающего при получении ответа с сервера</text:p>
            <text:p text:style-name="P70"/>
            <text:p text:style-name="P70">void MainWindow::my_web_slot(QNetworkReply * x)</text:p>
            <text:p text:style-name="P88">{</text:p>
            <text:p text:style-name="P88"><text:s text:c="3"/>QString answer = x-&gt;readAll();</text:p>
            <text:p text:style-name="P88"><text:s text:c="3"/>qDebug() &lt;&lt; answer;</text:p>
            <text:p text:style-name="P88"><text:s text:c="3"/>ui-&gt;label-&gt;setText(answer);</text:p>
            <text:p text:style-name="P88">}</text:p>
          </table:table-cell>
          <table:covered-table-cell/>
        </table:table-row>
        <table:table-row>
          <table:table-cell table:style-name="Таблица1.A2" office:value-type="string">
            <text:p text:style-name="P44">Код сервера на <text:span text:style-name="T1">PHP</text:span></text:p>
          </table:table-cell>
          <table:table-cell table:style-name="Таблица1.B2" office:value-type="string">
            <text:p text:style-name="P44">&lt;?php</text:p>
            <text:p text:style-name="P44"/>
            <text:p text:style-name="P44">$a = $_REQUEST['a'] + 0.0;</text:p>
            <text:p text:style-name="P44">$b = $_REQUEST['b'] + 0.0;</text:p>
            <text:p text:style-name="P44"/>
            <text:p text:style-name="P44">$c = $a + $b;</text:p>
            <text:p text:style-name="P44"/>
            <text:p text:style-name="P44">echo $c;</text:p>
            <text:p text:style-name="P44"/>
            <text:p text:style-name="P44">?&gt;</text:p>
          </table:table-cell>
        </table:table-row>
        <table:table-row>
          <table:table-cell table:style-name="Таблица1.A2" office:value-type="string">
            <text:p text:style-name="P44"/>
          </table:table-cell>
          <table:table-cell table:style-name="Таблица1.B2" office:value-type="string">
            <text:p text:style-name="P44"/>
          </table:table-cell>
        </table:table-row>
        <table:table-row>
          <table:table-cell table:style-name="Таблица1.A2" office:value-type="string">
            <text:p text:style-name="P44"/>
          </table:table-cell>
          <table:table-cell table:style-name="Таблица1.B2" office:value-type="string">
            <text:p text:style-name="P44"/>
          </table:table-cell>
        </table:table-row>
        <table:table-row>
          <table:table-cell table:style-name="Таблица1.A2" office:value-type="string">
            <text:p text:style-name="P44"/>
          </table:table-cell>
          <table:table-cell table:style-name="Таблица1.B2" office:value-type="string">
            <text:p text:style-name="P44"/>
          </table:table-cell>
        </table:table-row>
        <table:table-row>
          <table:table-cell table:style-name="Таблица1.A2" office:value-type="string">
            <text:p text:style-name="P44"/>
          </table:table-cell>
          <table:table-cell table:style-name="Таблица1.B2" office:value-type="string">
            <text:p text:style-name="P44"/>
          </table:table-cell>
        </table:table-row>
        <table:table-row>
          <table:table-cell table:style-name="Таблица1.A2" office:value-type="string">
            <text:p text:style-name="P44"/>
          </table:table-cell>
          <table:table-cell table:style-name="Таблица1.B2" office:value-type="string">
            <text:p text:style-name="P4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20M15S</meta:editing-duration>
    <meta:editing-cycles>113</meta:editing-cycles>
    <meta:generator>OpenOffice/4.1.1$Win32 OpenOffice.org_project/411m6$Build-9775</meta:generator>
    <dc:date>2017-08-21T00:56:59.90</dc:date>
    <dc:creator>Максим Maxim</dc:creator>
    <meta:document-statistic meta:table-count="1" meta:image-count="0" meta:object-count="0" meta:page-count="11" meta:paragraph-count="512" meta:word-count="1680" meta:character-count="13358"/>
    <meta:user-defined meta:name="Info 1"/>
    <meta:user-defined meta:name="Info 2"/>
    <meta:user-defined meta:name="Info 3"/>
    <meta:user-defined meta:name="Info 4"/>
  </office:meta>
</office:document-meta>
</file>